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gr1" style:family="graphic">
      <style:graphic-properties draw:textarea-horizontal-align="justify" draw:textarea-vertical-align="middle" draw:auto-grow-height="false" fo:min-height="0.9cm" fo:min-width="2.7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713cm" fo:min-width="2.0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27cm" fo:min-width="3.1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6cm" fo:min-width="1.6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6cm" fo:min-width="1.9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619cm" fo:min-width="2.2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767cm" fo:min-width="3.1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6cm" fo:min-width="1.9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1.005cm" fo:min-width="2.9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545cm" fo:min-width="1.6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545cm" fo:min-width="1.9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561cm" fo:min-width="2.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1.376cm" fo:min-width="3.1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619cm" fo:min-width="1.8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0.953cm" fo:min-width="2.9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0.506cm" fo:min-width="1.7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0.561cm" fo:min-width="2.3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0.619cm" fo:min-width="2.3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0.619cm" fo:min-width="2.2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textarea-horizontal-align="justify" draw:textarea-vertical-align="middle" draw:auto-grow-height="false" fo:min-height="0.526cm" fo:min-width="1.9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textarea-horizontal-align="justify" draw:textarea-vertical-align="middle" draw:auto-grow-height="false" fo:min-height="0.741cm" fo:min-width="2.4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textarea-horizontal-align="justify" draw:textarea-vertical-align="middle" draw:auto-grow-height="false" fo:min-height="0.506cm" fo:min-width="1.6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textarea-horizontal-align="justify" draw:textarea-vertical-align="middle" draw:auto-grow-height="false" fo:min-height="0.506cm" fo:min-width="1.6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textarea-horizontal-align="justify" draw:textarea-vertical-align="middle" draw:auto-grow-height="false" fo:min-height="0.9cm" fo:min-width="2.6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textarea-horizontal-align="justify" draw:textarea-vertical-align="middle" draw:auto-grow-height="false" fo:min-height="0.506cm" fo:min-width="1.4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textarea-horizontal-align="justify" draw:textarea-vertical-align="middle" draw:auto-grow-height="false" fo:min-height="0.561cm" fo:min-width="1.5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textarea-horizontal-align="justify" draw:textarea-vertical-align="middle" draw:auto-grow-height="false" fo:min-height="0.693cm" fo:min-width="1.90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svg:width="2.779cm" svg:height="0.9cm" svg:x="0.721cm" svg:y="4.246cm"><text:p><text:s text:c="7"/>Stock</text:p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2" svg:width="2.832cm" svg:height="1.006cm" svg:x="0.721cm" svg:y="1.547cm"><text:p text:style-name="P2"><text:span text:style-name="T1">item_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2" draw:style-name="gr2" svg:width="2.832cm" svg:height="1.006cm" svg:x="-1.078cm" svg:y="2.711cm"><text:p>expiry_d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2" draw:style-name="gr2" svg:width="2.832cm" svg:height="1.006cm" svg:x="4.029cm" svg:y="1.732cm"><text:p>item_pric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2" draw:style-name="gr2" svg:width="2.832cm" svg:height="1.006cm" svg:x="3.552cm" svg:y="3.082cm"><text:p>item_quantity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Shape3" draw:style-name="gr3" draw:text-style-name="P3" svg:x1="0.457cm" svg:y1="3.717cm" svg:x2="0.96cm" svg:y2="4.246cm"><text:p/></draw:line><draw:line text:anchor-type="paragraph" draw:z-index="6" draw:name="Shape4" draw:style-name="gr3" draw:text-style-name="P3" svg:x1="2.415cm" svg:y1="2.552cm" svg:x2="2.362cm" svg:y2="4.245cm"><text:p/></draw:line><draw:line text:anchor-type="paragraph" draw:z-index="7" draw:name="Shape5" draw:style-name="gr3" draw:text-style-name="P3" svg:x1="4.029cm" svg:y1="2.341cm" svg:x2="2.838cm" svg:y2="4.246cm"><text:p/></draw:line><draw:line text:anchor-type="paragraph" draw:z-index="8" draw:name="Shape6" draw:style-name="gr3" draw:text-style-name="P3" svg:x1="4.241cm" svg:y1="4.087cm" svg:x2="3.5cm" svg:y2="4.431cm"><text:p/></draw:line><draw:custom-shape text:anchor-type="paragraph" draw:z-index="9" draw:name="Shape7" draw:style-name="gr4" svg:width="3.176cm" svg:height="1.271cm" svg:x="2.203cm" svg:y="10.384cm"><text:p><text:s text:c="4"/>consultation</text:p><draw:enhanced-geometry svg:viewBox="0 0 21600 21600" draw:type="rectangle" draw:enhanced-path="M 0 0 L 21600 0 21600 21600 0 21600 0 0 Z N"/></draw:custom-shape><draw:custom-shape text:anchor-type="paragraph" draw:z-index="10" draw:name="Shape8" draw:style-name="gr5" svg:width="2.303cm" svg:height="0.847cm" svg:x="-0.893cm" svg:y="8.744cm"><text:p>diseas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8" draw:style-name="gr5" svg:width="2.303cm" svg:height="0.847cm" svg:x="2.335cm" svg:y="8.294cm"><text:p>dura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8" draw:style-name="gr6" svg:width="2.805cm" svg:height="0.847cm" svg:x="4.637cm" svg:y="7.447cm"><text:p>consult_statu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8" draw:style-name="gr7" svg:width="3.229cm" svg:height="0.874cm" svg:x="6.304cm" svg:y="11.019cm"><text:p>consultation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8" draw:style-name="gr8" svg:width="4.419cm" svg:height="1.086cm" svg:x="6.225cm" svg:y="8.505cm"><text:p>medicine_prescribe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8" draw:style-name="gr9" svg:width="2.7cm" svg:height="0.847cm" svg:x="-1.369cm" svg:y="10.622cm"><text:p>consult_d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8" draw:style-name="gr5" svg:width="2.303cm" svg:height="0.847cm" svg:x="0.88cm" svg:y="12.739cm"><text:p>consult_fe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8" draw:style-name="gr5" svg:width="2.303cm" svg:height="0.847cm" svg:x="4.637cm" svg:y="12.686cm"><text:p>patient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8" draw:name="Shape9" draw:style-name="gr3" draw:text-style-name="P3" svg:x1="5.642cm" svg:y1="8.294cm" svg:x2="4.531cm" svg:y2="10.384cm"><text:p/></draw:line><draw:line text:anchor-type="paragraph" draw:z-index="19" draw:name="Shape10" draw:style-name="gr3" draw:text-style-name="P3" svg:x1="6.516cm" svg:y1="9.352cm" svg:x2="5.378cm" svg:y2="10.384cm"><text:p/></draw:line><draw:line text:anchor-type="paragraph" draw:z-index="20" draw:name="Shape11" draw:style-name="gr3" draw:text-style-name="P3" svg:x1="3.367cm" svg:y1="9.14cm" svg:x2="3.605cm" svg:y2="10.384cm"><text:p/></draw:line><draw:line text:anchor-type="paragraph" draw:z-index="21" draw:name="Shape12" draw:style-name="gr3" draw:text-style-name="P3" svg:x1="1.409cm" svg:y1="9.326cm" svg:x2="2.414cm" svg:y2="10.384cm"><text:p/></draw:line><draw:line text:anchor-type="paragraph" draw:z-index="22" draw:name="Shape13" draw:style-name="gr3" draw:text-style-name="P3" svg:x1="1.33cm" svg:y1="11.019cm" svg:x2="2.203cm" svg:y2="11.019cm"><text:p/></draw:line><draw:line text:anchor-type="paragraph" draw:z-index="23" draw:name="Shape14" draw:style-name="gr3" draw:text-style-name="P3" svg:x1="2.441cm" svg:y1="12.739cm" svg:x2="3.102cm" svg:y2="11.654cm"><text:p/></draw:line><draw:line text:anchor-type="paragraph" draw:z-index="24" draw:name="Shape15" draw:style-name="gr3" draw:text-style-name="P3" svg:x1="5.404cm" svg:y1="12.686cm" svg:x2="4.187cm" svg:y2="11.654cm"><text:p/></draw:line><draw:line text:anchor-type="paragraph" draw:z-index="25" draw:name="Shape16" draw:style-name="gr3" draw:text-style-name="P3" svg:x1="5.378cm" svg:y1="11.257cm" svg:x2="6.304cm" svg:y2="11.336cm"><text:p/></draw:line><draw:custom-shape text:anchor-type="paragraph" draw:z-index="26" draw:name="Shape17" draw:style-name="gr10" svg:width="2.964cm" svg:height="1.006cm" svg:x="2.706cm" svg:y="18.957cm"><text:p>purchase_details</text:p><draw:enhanced-geometry svg:viewBox="0 0 21600 21600" draw:type="rectangle" draw:enhanced-path="M 0 0 L 21600 0 21600 21600 0 21600 0 0 Z N"/></draw:custom-shape><draw:custom-shape text:anchor-type="paragraph" draw:z-index="27" draw:name="Shape18" draw:style-name="gr11" svg:width="2.382cm" svg:height="0.768cm" svg:x="-0.681cm" svg:y="17.025cm"><text:p>sup_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18" draw:style-name="gr12" svg:width="2.752cm" svg:height="0.768cm" svg:x="0.616cm" svg:y="15.649cm"><text:p>purchase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18" draw:style-name="gr13" svg:width="3.335cm" svg:height="0.795cm" svg:x="4.928cm" svg:y="15.385cm"><text:p>purchase_d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18" draw:style-name="gr11" svg:width="2.382cm" svg:height="0.768cm" svg:x="5.669cm" svg:y="17.184cm"><text:p>tota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1" draw:name="Shape19" draw:style-name="gr3" draw:text-style-name="P3" svg:x1="1.356cm" svg:y1="17.792cm" svg:x2="2.944cm" svg:y2="18.956cm"><text:p/></draw:line><draw:line text:anchor-type="paragraph" draw:z-index="32" draw:name="Shape20" draw:style-name="gr3" draw:text-style-name="P3" svg:x1="2.653cm" svg:y1="16.417cm" svg:x2="4.135cm" svg:y2="18.957cm"><text:p/></draw:line><draw:line text:anchor-type="paragraph" draw:z-index="33" draw:name="Shape21" draw:style-name="gr3" draw:text-style-name="P3" svg:x1="5.749cm" svg:y1="16.178cm" svg:x2="4.611cm" svg:y2="18.956cm"><text:p/></draw:line><draw:line text:anchor-type="paragraph" draw:z-index="34" draw:name="Shape22" draw:style-name="gr3" draw:text-style-name="P3" svg:x1="6.172cm" svg:y1="17.951cm" svg:x2="5.669cm" svg:y2="18.956cm"><text:p/></draw:line><draw:custom-shape text:anchor-type="paragraph" draw:z-index="35" draw:name="Shape23" draw:style-name="gr14" svg:width="3.176cm" svg:height="1.377cm" svg:x="12.416cm" svg:y="13.638cm"><text:p><text:s text:c="8"/>Supplier</text:p><draw:enhanced-geometry svg:viewBox="0 0 21600 21600" draw:type="rectangle" draw:enhanced-path="M 0 0 L 21600 0 21600 21600 0 21600 0 0 Z N"/></draw:custom-shape><draw:custom-shape text:anchor-type="paragraph" draw:z-index="36" draw:name="Shape24" draw:style-name="gr15" draw:text-style-name="P2" svg:width="2.567cm" svg:height="0.874cm" svg:x="11.146cm" svg:y="11.469cm"><text:p text:style-name="P2"><text:span text:style-name="T1">sup_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Shape24" draw:style-name="gr15" svg:width="2.567cm" svg:height="0.874cm" svg:x="9.532cm" svg:y="13.056cm"><text:p>sup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Shape24" draw:style-name="gr15" svg:width="2.567cm" svg:height="0.874cm" svg:x="16.041cm" svg:y="13.585cm"><text:p>branch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Shape24" draw:style-name="gr15" svg:width="2.567cm" svg:height="0.874cm" svg:x="12.945cm" svg:y="9.802cm"><text:p>s_addres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Shape24" draw:style-name="gr15" svg:width="2.567cm" svg:height="0.874cm" svg:x="14.956cm" svg:y="11.495cm"><text:p>contac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1" draw:name="Shape25" draw:style-name="gr3" draw:text-style-name="P3" svg:x1="11.464cm" svg:y1="13.929cm" svg:x2="12.417cm" svg:y2="14.432cm"><text:p/></draw:line><draw:line text:anchor-type="paragraph" draw:z-index="42" draw:name="Shape26" draw:style-name="gr3" draw:text-style-name="P3" svg:x1="13.025cm" svg:y1="12.342cm" svg:x2="13.448cm" svg:y2="13.638cm"><text:p/></draw:line><draw:line text:anchor-type="paragraph" draw:z-index="43" draw:name="Shape27" draw:style-name="gr3" draw:text-style-name="P3" svg:x1="14.348cm" svg:y1="10.675cm" svg:x2="14.189cm" svg:y2="13.638cm"><text:p/></draw:line><draw:line text:anchor-type="paragraph" draw:z-index="44" draw:name="Shape28" draw:style-name="gr3" draw:text-style-name="P3" svg:x1="15.406cm" svg:y1="12.236cm" svg:x2="14.956cm" svg:y2="13.638cm"><text:p/></draw:line><draw:line text:anchor-type="paragraph" draw:z-index="45" draw:name="Shape29" draw:style-name="gr3" draw:text-style-name="P3" svg:x1="16.041cm" svg:y1="14.088cm" svg:x2="15.591cm" svg:y2="14.247cm"><text:p/></draw:line><draw:custom-shape text:anchor-type="paragraph" draw:z-index="46" draw:name="Shape30" draw:style-name="gr16" svg:width="2.964cm" svg:height="0.953cm" svg:x="13.421cm" svg:y="18.56cm"><text:p><text:s text:c="7"/>Patient</text:p><draw:enhanced-geometry svg:viewBox="0 0 21600 21600" draw:type="rectangle" draw:enhanced-path="M 0 0 L 21600 0 21600 21600 0 21600 0 0 Z N"/></draw:custom-shape><draw:custom-shape text:anchor-type="paragraph" draw:z-index="47" draw:name="Shape31" draw:style-name="gr17" svg:width="2.435cm" svg:height="0.715cm" svg:x="12.337cm" svg:y="17.052cm"><text:p>patient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Shape31" draw:style-name="gr18" svg:width="3.255cm" svg:height="0.795cm" svg:x="15.512cm" svg:y="20.121cm"><text:p>patient_addres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Shape31" draw:style-name="gr19" svg:width="3.282cm" svg:height="0.874cm" svg:x="9.876cm" svg:y="20.068cm"><text:p>patient_contac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Shape31" draw:style-name="gr20" svg:width="3.176cm" svg:height="0.874cm" svg:x="12.707cm" svg:y="21.444cm"><text:p>patient_gend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31" draw:style-name="gr17" svg:width="2.435cm" svg:height="0.715cm" svg:x="9.691cm" svg:y="18.427cm"><text:p>patient_ag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31" draw:style-name="gr21" svg:width="2.805cm" svg:height="0.742cm" svg:x="15.591cm" svg:y="16.866cm"><text:p>patient_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3" draw:name="Shape32" draw:style-name="gr3" draw:text-style-name="P3" svg:x1="13.527cm" svg:y1="17.766cm" svg:x2="14.003cm" svg:y2="18.56cm"><text:p/></draw:line><draw:line text:anchor-type="paragraph" draw:z-index="54" draw:name="Shape33" draw:style-name="gr3" draw:text-style-name="P3" svg:x1="16.068cm" svg:y1="17.607cm" svg:x2="15.565cm" svg:y2="18.56cm"><text:p/></draw:line><draw:line text:anchor-type="paragraph" draw:z-index="55" draw:name="Shape34" draw:style-name="gr3" draw:text-style-name="P3" svg:x1="12.125cm" svg:y1="18.771cm" svg:x2="13.421cm" svg:y2="18.824cm"><text:p/></draw:line><draw:line text:anchor-type="paragraph" draw:z-index="56" draw:name="Shape35" draw:style-name="gr3" draw:text-style-name="P3" svg:x1="13.025cm" svg:y1="20.306cm" svg:x2="13.422cm" svg:y2="19.512cm"><text:p/></draw:line><draw:line text:anchor-type="paragraph" draw:z-index="57" draw:name="Shape36" draw:style-name="gr3" draw:text-style-name="P3" svg:x1="14.295cm" svg:y1="21.443cm" svg:x2="14.374cm" svg:y2="19.512cm"><text:p/></draw:line><draw:line text:anchor-type="paragraph" draw:z-index="58" draw:name="Shape37" draw:style-name="gr3" draw:text-style-name="P3" svg:x1="16.173cm" svg:y1="19.512cm" svg:x2="16.729cm" svg:y2="20.121cm"><text:p/></draw:line><draw:custom-shape text:anchor-type="paragraph" draw:z-index="59" draw:name="Shape38" draw:style-name="gr22" svg:width="2.435cm" svg:height="0.742cm" svg:x="2.653cm" svg:y="23.243cm"><text:p><text:s text:c="2"/>bill_details</text:p><draw:enhanced-geometry svg:viewBox="0 0 21600 21600" draw:type="rectangle" draw:enhanced-path="M 0 0 L 21600 0 21600 21600 0 21600 0 0 Z N"/></draw:custom-shape><draw:custom-shape text:anchor-type="paragraph" draw:z-index="60" draw:name="Shape39" draw:style-name="gr23" svg:width="2.329cm" svg:height="0.715cm" svg:x="0.51cm" svg:y="22.29cm"><text:p>bill_n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name="Shape40" draw:style-name="gr24" svg:width="2.303cm" svg:height="0.715cm" svg:x="4.77cm" svg:y="22.211cm"><text:p>patient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name="Shape40" draw:style-name="gr24" svg:width="2.303cm" svg:height="0.715cm" svg:x="0.721cm" svg:y="24.751cm"><text:p>bill_d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Shape40" draw:style-name="gr24" svg:width="2.303cm" svg:height="0.715cm" svg:x="4.664cm" svg:y="24.592cm"><text:p><text:s text:c="4"/>cos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4" draw:name="Shape41" draw:style-name="gr3" draw:text-style-name="P3" svg:x1="2.415cm" svg:y1="22.872cm" svg:x2="2.653cm" svg:y2="23.242cm"><text:p/></draw:line><draw:line text:anchor-type="paragraph" draw:z-index="65" draw:name="Shape42" draw:style-name="gr3" draw:text-style-name="P3" svg:x1="4.875cm" svg:y1="23.243cm" svg:x2="5.219cm" svg:y2="22.925cm"><text:p/></draw:line><draw:line text:anchor-type="paragraph" draw:z-index="66" draw:name="Shape43" draw:style-name="gr3" draw:text-style-name="P3" svg:x1="2.653cm" svg:y1="23.984cm" svg:x2="2.15cm" svg:y2="24.751cm"><text:p/></draw:line><draw:line text:anchor-type="paragraph" draw:z-index="67" draw:name="Shape44" draw:style-name="gr3" draw:text-style-name="P3" svg:x1="5.087cm" svg:y1="23.984cm" svg:x2="5.484cm" svg:y2="24.593cm"><text:p/></draw:line><draw:custom-shape text:anchor-type="paragraph" draw:z-index="68" draw:name="Shape45" draw:style-name="gr25" svg:width="2.647cm" svg:height="0.9cm" svg:x="11.596cm" svg:y="3.055cm"><text:p><text:s text:c="5"/>register</text:p><draw:enhanced-geometry svg:viewBox="0 0 21600 21600" draw:type="rectangle" draw:enhanced-path="M 0 0 L 21600 0 21600 21600 0 21600 0 0 Z N"/></draw:custom-shape><draw:custom-shape text:anchor-type="paragraph" draw:z-index="69" draw:name="Shape46" draw:style-name="gr26" svg:width="2.117cm" svg:height="0.715cm" svg:x="9.664cm" svg:y="0.912cm"><text:p><text:s text:c="3"/>Ro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name="Shape47" draw:style-name="gr27" svg:width="2.144cm" svg:height="0.795cm" svg:x="13.977cm" svg:y="1.018cm"><text:p>user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name="Shape48" draw:style-name="gr28" svg:width="2.7cm" svg:height="0.98cm" svg:x="12.575cm" svg:y="5.119cm"><text:p>passwor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2" draw:name="Shape49" draw:style-name="gr3" draw:text-style-name="P3" svg:x1="11.093cm" svg:y1="1.626cm" svg:x2="11.913cm" svg:y2="3.055cm"><text:p/></draw:line><draw:line text:anchor-type="paragraph" draw:z-index="73" draw:name="Shape50" draw:style-name="gr3" draw:text-style-name="P3" svg:x1="13.554cm" svg:y1="3.056cm" svg:x2="15.009cm" svg:y2="1.812cm"><text:p/></draw:line><draw:line text:anchor-type="paragraph" draw:z-index="74" draw:name="Shape51" draw:style-name="gr3" draw:text-style-name="P3" svg:x1="13.58cm" svg:y1="3.955cm" svg:x2="13.924cm" svg:y2="5.119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6:31:21.044560358</meta:creation-date>
    <dc:date>2019-03-17T17:30:48.373228993</dc:date>
    <meta:editing-duration>PT18M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3.2$Linux_X86_64 LibreOffice_project/8f48d515416608e3a835360314dac7e47fd0b821</meta:generator>
  </office:meta>
</office:document-meta>
</file>